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style:min-row-height="1.7396in"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4</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sked-it</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Justin Tristan Gabriel R. Gran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March 13,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3890223269"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90211945068237"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90210328063455"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90211187759243"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6"><text:span text:style-name="T3">/</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6"><text:span text:style-name="T3">/</text:span></text:p>
          </table:table-cell>
          <table:table-cell table:style-name="Table2.A1" office:value-type="string">
            <text:p text:style-name="P9"/>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10"/>
            <text:p text:style-name="P7"><text:span text:style-name="T3">-With the month long class suspension due to coronavirus, we need to start holding online meetings since we’ll not meet face to face any time soon.</text:span></text:p>
            <text:p text:style-name="P10"/>
            <text:p text:style-name="P7"><text:span text:style-name="T3">-We need to start integrating the parts completed with each other.</text:span></text:p>
          </table:table-cell>
          <table:table-cell table:style-name="Table3.A1" office:value-type="string">
            <text:p text:style-name="P7"><text:span text:style-name="T7">What do we need to CONTINUE doing?</text:span></text:p>
            <text:p text:style-name="P10"/>
            <text:p text:style-name="P7"><text:span text:style-name="T3">-We need to continue communicating with each other more about anything related to the project.</text:span></text:p>
            <text:p text:style-name="P10"/>
            <text:p text:style-name="P7"><text:span text:style-name="T3">-We need to continue updating each other on each member’s status(e.g. if someone is busy on some day).</text:span></text:p>
          </table:table-cell>
          <table:table-cell table:style-name="Table3.C1" office:value-type="string">
            <text:p text:style-name="P7"><text:span text:style-name="T7">What do we need to STOP doing?</text:span></text:p>
            <text:p text:style-name="P10"/>
            <text:p text:style-name="P7"><text:span text:style-name="T3">-We need to stop relaxing just because of the suspension and pay attention to any announcements and appointments made.</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405" meta:character-count="2417" meta:non-whitespace-character-count="2039"/>
    <meta:generator>LibreOfficeDev/6.0.5.2$Linux_X86_64 LibreOffice_project/</meta:generator>
  </office:meta>
</office:document-meta>
</file>